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99cm" svg:height="1.17cm" svg:x="1cm" svg:y="1.4cm">
          <text:p text:style-name="P1">Seitenaufru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99cm" svg:height="1.17cm" svg:x="1cm" svg:y="3.427cm">
          <text:p text:style-name="P1">Lizenzdaten lade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431cm" svg:height="2.885cm" svg:x="1.78cm" svg:y="5.455cm">
          <text:p text:style-name="P1">Fronte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2" draw:id="id12" draw:layer="layout" svg:width="3.431cm" svg:height="2.885cm" svg:x="12.3cm" svg:y="9.5cm">
          <text:p text:style-name="P1">Daten älter als<text:line-break/><text:span text:style-name="T1">updateInterva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4.99cm" svg:height="1.17cm" svg:x="1cm" svg:y="17.464cm">
          <text:p text:style-name="P1">Bootstrapp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99cm" svg:height="1.17cm" svg:x="15cm" svg:y="12.7cm">
          <text:p text:style-name="P1">Neue Lizenzdaten<text:line-break/>vom Server abrufe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99cm" svg:height="1.17cm" svg:x="15cm" svg:y="14.775cm">
          <text:p text:style-name="P1">Neue Daten speicher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495cm" svg:y1="2.57cm" svg:x2="3.495cm" svg:y2="3.427cm" draw:start-shape="id1" draw:start-glue-point="2" draw:end-shape="id2" draw:end-glue-point="0" svg:d="m3495 2570v857">
          <text:p/>
        </draw:connector>
        <draw:connector draw:style-name="gr2" draw:text-style-name="P1" draw:layer="layout" svg:x1="3.495cm" svg:y1="4.597cm" svg:x2="3.496cm" svg:y2="5.455cm" draw:start-shape="id2" draw:start-glue-point="2" draw:end-shape="id3" draw:end-glue-point="4" svg:d="m3495 4597v429h1v429">
          <text:p/>
        </draw:connector>
        <draw:connector draw:style-name="gr2" draw:text-style-name="P1" draw:layer="layout" svg:x1="17.495cm" svg:y1="13.87cm" svg:x2="17.495cm" svg:y2="14.775cm" draw:start-shape="id4" draw:start-glue-point="2" draw:end-shape="id5" draw:end-glue-point="0" svg:d="m17495 13870v905">
          <text:p/>
        </draw:connector>
        <draw:custom-shape draw:style-name="gr1" draw:text-style-name="P1" xml:id="id7" draw:id="id7" draw:layer="layout" svg:width="3.431cm" svg:height="2.885cm" svg:x="1.78cm" svg:y="19.492cm">
          <text:p text:style-name="P1">Lizenz erlaubt<text:line-break/>Modulnutzu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" draw:id="id8" draw:layer="layout" svg:width="4.99cm" svg:height="1.17cm" svg:x="1cm" svg:y="23.936cm">
          <text:p text:style-name="P1">Seite anzeigen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.99cm" svg:height="1.17cm" svg:x="7.51cm" svg:y="23.936cm">
          <text:p text:style-name="P1">Fehlersei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495cm" svg:y1="18.634cm" svg:x2="3.496cm" svg:y2="19.492cm" draw:start-shape="id6" draw:start-glue-point="2" draw:end-shape="id7" draw:end-glue-point="4" svg:d="m3495 18634v429h1v429">
          <text:p/>
        </draw:connector>
        <draw:connector draw:style-name="gr3" draw:text-style-name="P1" draw:layer="layout" svg:x1="3.496cm" svg:y1="22.377cm" svg:x2="3.495cm" svg:y2="23.936cm" draw:start-shape="id7" draw:start-glue-point="6" draw:end-shape="id8" draw:end-glue-point="0" svg:d="m3496 22377v780h-1v779">
          <text:p text:style-name="P1">Ja</text:p>
        </draw:connector>
        <draw:connector draw:style-name="gr3" draw:text-style-name="P1" draw:layer="layout" svg:x1="5.211cm" svg:y1="20.935cm" svg:x2="8.281cm" svg:y2="20.936cm" draw:start-shape="id7" draw:start-glue-point="7" draw:end-shape="id9" draw:end-glue-point="5" svg:d="m5211 20935h1535v1h1535">
          <text:p text:style-name="P1">Nein</text:p>
        </draw:connector>
        <draw:custom-shape draw:style-name="gr1" draw:text-style-name="P1" xml:id="id10" draw:id="id10" draw:layer="layout" svg:width="3.431cm" svg:height="2.885cm" svg:x="7.192cm" svg:y="5.455cm">
          <text:p text:style-name="P1">Benutzer<text:line-break/>angemeld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1" draw:id="id11" draw:layer="layout" svg:width="3.431cm" svg:height="2.885cm" svg:x="12.3cm" svg:y="5.5cm">
          <text:p text:style-name="P1">Status<text:line-break/>ERR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3.496cm" svg:y1="8.34cm" svg:x2="3.495cm" svg:y2="17.464cm" draw:start-shape="id3" draw:start-glue-point="6" draw:end-shape="id6" draw:end-glue-point="0" svg:d="m3496 8340v4562h-1v4562">
          <text:p/>
        </draw:connector>
        <draw:connector draw:style-name="gr3" draw:text-style-name="P3" draw:layer="layout" svg:x1="5.211cm" svg:y1="6.898cm" svg:x2="7.192cm" svg:y2="6.898cm" draw:start-shape="id3" draw:start-glue-point="7" draw:end-shape="id10" draw:end-glue-point="5" svg:d="m5211 6898h1981">
          <text:p text:style-name="P2"><text:span text:style-name="T2">Nein</text:span></text:p>
        </draw:connector>
        <draw:connector draw:style-name="gr3" draw:text-style-name="P3" draw:layer="layout" svg:x1="10.623cm" svg:y1="6.898cm" svg:x2="12.3cm" svg:y2="6.943cm" draw:start-shape="id10" draw:start-glue-point="7" draw:end-shape="id11" draw:end-glue-point="5" svg:d="m10623 6898h838v45h839">
          <text:p text:style-name="P2"><text:span text:style-name="T2">Ja</text:span></text:p>
        </draw:connector>
        <draw:connector draw:style-name="gr2" draw:text-style-name="P2" draw:layer="layout" draw:line-skew="3.798cm" svg:x1="8.908cm" svg:y1="8.34cm" svg:x2="3.495cm" svg:y2="17.464cm" draw:start-shape="id10" draw:start-glue-point="6" draw:end-shape="id6" draw:end-glue-point="0" svg:d="m8908 8340v8360h-5413v764">
          <text:p/>
        </draw:connector>
        <draw:connector draw:style-name="gr3" draw:text-style-name="P3" draw:layer="layout" svg:x1="14.016cm" svg:y1="8.385cm" svg:x2="14.016cm" svg:y2="9.5cm" draw:start-shape="id11" draw:start-glue-point="6" draw:end-shape="id12" draw:end-glue-point="4" svg:d="m14016 8385v1115">
          <text:p text:style-name="P2"><text:span text:style-name="T2">Nein</text:span></text:p>
        </draw:connector>
        <draw:connector draw:style-name="gr4" draw:text-style-name="P2" draw:layer="layout" draw:line-skew="1.775cm" svg:x1="14.016cm" svg:y1="12.385cm" svg:x2="3.495cm" svg:y2="17.464cm" draw:start-shape="id12" draw:start-glue-point="6" draw:end-shape="id6" draw:end-glue-point="0" svg:d="m14016 12385v4315h-10521v764">
          <text:p/>
        </draw:connector>
        <draw:connector draw:style-name="gr3" draw:text-style-name="P3" draw:layer="layout" svg:x1="15.731cm" svg:y1="10.943cm" svg:x2="17.495cm" svg:y2="12.7cm" draw:start-shape="id12" draw:start-glue-point="7" draw:end-shape="id4" draw:end-glue-point="0" svg:d="m15731 10943h1764v1757">
          <text:p/>
        </draw:connector>
        <draw:connector draw:style-name="gr3" draw:text-style-name="P3" draw:layer="layout" svg:x1="15.731cm" svg:y1="6.943cm" svg:x2="17.495cm" svg:y2="12.7cm" draw:start-shape="id11" draw:start-glue-point="7" draw:end-shape="id4" draw:end-glue-point="0" svg:d="m15731 6943h1764v5757">
          <text:p/>
        </draw:connector>
        <draw:connector draw:style-name="gr4" draw:text-style-name="P2" draw:layer="layout" draw:line-skew="-0.005cm" svg:x1="17.495cm" svg:y1="15.945cm" svg:x2="3.495cm" svg:y2="17.464cm" draw:start-shape="id5" draw:start-glue-point="2" draw:end-shape="id6" draw:end-glue-point="0" svg:d="m17495 15945v755h-14000v764">
          <text:p/>
        </draw:connector>
        <draw:custom-shape draw:style-name="gr1" draw:text-style-name="P1" xml:id="id9" draw:id="id9" draw:layer="layout" svg:width="3.431cm" svg:height="2.885cm" svg:x="8.281cm" svg:y="19.493cm">
          <text:p text:style-name="P1">Fronte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3" draw:id="id13" draw:layer="layout" svg:width="4.99cm" svg:height="1.17cm" svg:x="13.51cm" svg:y="23.936cm">
          <text:p text:style-name="P1">Lizenzverwaltung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1.712cm" svg:y1="20.936cm" svg:x2="16.005cm" svg:y2="23.936cm" draw:start-shape="id9" draw:start-glue-point="7" draw:end-shape="id13" draw:end-glue-point="0" svg:d="m11712 20936h4293v3000">
          <text:p/>
        </draw:connector>
        <draw:connector draw:style-name="gr3" draw:text-style-name="P3" draw:layer="layout" svg:x1="9.997cm" svg:y1="22.378cm" svg:x2="10.005cm" svg:y2="23.936cm" draw:start-shape="id9" draw:start-glue-point="6" draw:end-shape="id14" draw:end-glue-point="0" svg:d="m9997 22378v779h8v779">
          <text:p text:style-name="P2"><text:span text:style-name="T2">Ja</text:span></text:p>
        </draw:connector>
        <draw:frame draw:style-name="gr5" draw:text-style-name="P4" draw:layer="layout" svg:width="2.4cm" svg:height="1.15cm" svg:x="3cm" svg:y="8.6cm">
          <draw:text-box>
            <text:p text:style-name="P4"><text:span text:style-name="T2">Ja</text:span></text:p>
          </draw:text-box>
        </draw:frame>
        <draw:frame draw:style-name="gr5" draw:text-style-name="P4" draw:layer="layout" svg:width="2.4cm" svg:height="1.15cm" svg:x="13.2cm" svg:y="12.7cm">
          <draw:text-box>
            <text:p text:style-name="P4"><text:span text:style-name="T2">Nein</text:span></text:p>
          </draw:text-box>
        </draw:frame>
        <draw:frame draw:style-name="gr5" draw:text-style-name="P4" draw:layer="layout" svg:width="2.4cm" svg:height="1.15cm" svg:x="15.7cm" svg:y="10.5cm">
          <draw:text-box>
            <text:p text:style-name="P4"><text:span text:style-name="T2">Ja</text:span></text:p>
          </draw:text-box>
        </draw:frame>
        <draw:frame draw:style-name="gr5" draw:text-style-name="P4" draw:layer="layout" svg:width="2.4cm" svg:height="1.15cm" svg:x="15.7cm" svg:y="6.5cm">
          <draw:text-box>
            <text:p text:style-name="P4"><text:span text:style-name="T2">Ja</text:span></text:p>
          </draw:text-box>
        </draw:frame>
        <draw:frame draw:style-name="gr5" draw:text-style-name="P4" draw:layer="layout" svg:width="2.4cm" svg:height="1.15cm" svg:x="8.1cm" svg:y="8.6cm">
          <draw:text-box>
            <text:p text:style-name="P4"><text:span text:style-name="T2">Nein</text:span></text:p>
          </draw:text-box>
        </draw:frame>
        <draw:frame draw:style-name="gr5" draw:text-style-name="P4" draw:layer="layout" svg:width="2.4cm" svg:height="1.15cm" svg:x="12.3cm" svg:y="20.5cm">
          <draw:text-box>
            <text:p text:style-name="P4"><text:span text:style-name="T2">Ne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Ritter</meta:initial-creator>
    <meta:creation-date>2012-11-22T18:12:46</meta:creation-date>
    <dc:date>2012-11-28T09:13:18</dc:date>
    <dc:creator>Michael Ritter</dc:creator>
    <meta:editing-duration>P0D</meta:editing-duration>
    <meta:editing-cycles>2</meta:editing-cycles>
    <meta:generator>LibreOffice/3.6$Linux_X86_64 LibreOffice_project/360m1$Build-2</meta:generator>
    <meta:document-statistic meta:object-count="37"/>
  </office:meta>
</office:document-meta>
</file>